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shapes>
          <draw:frame draw:z-index="0" draw:style-name="gr1" draw:text-style-name="P1" svg:width="159.99mm" svg:height="89.99mm" svg:x="68.44mm" svg:y="15.68mm">
            <loext:p draw:notify-on-update-of-ranges="Data.A2:Data.A89 Data.B1:Data.B1 Data.B2:Data.B8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78.87mm" svg:y="74.94mm">
            <loext:p draw:notify-on-update-of-ranges="Data.C2:Data.C50 Data.D1:Data.D1 Data.D2:Data.D5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[ms] <text:s text:c="6"/></text:p>
          </table:table-cell>
          <table:table-cell office:value-type="string" calcext:value-type="string">
            <text:p>X-CH3OH <text:s text:c="4"/>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D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625308242796621" calcext:value-type="float">
            <text:p>0.0625308243</text:p>
          </table:table-cell>
          <table:table-cell office:value-type="float" office:value="0.996769000398995" calcext:value-type="float">
            <text:p>0.9967690004</text:p>
          </table:table-cell>
        </table:table-row>
        <table:table-row table:style-name="ro1">
          <table:table-cell office:value-type="float" office:value="0.0001361437" calcext:value-type="float">
            <text:p>0.0001361437</text:p>
          </table:table-cell>
          <table:table-cell office:value-type="float" office:value="0.01" calcext:value-type="float">
            <text:p>0.01</text:p>
          </table:table-cell>
          <table:table-cell office:value-type="float" office:value="0.0985243110103986" calcext:value-type="float">
            <text:p>0.098524311</text:p>
          </table:table-cell>
          <table:table-cell office:value-type="float" office:value="0.997314826202267" calcext:value-type="float">
            <text:p>0.9973148262</text:p>
          </table:table-cell>
        </table:table-row>
        <table:table-row table:style-name="ro1">
          <table:table-cell office:value-type="float" office:value="0.000469778" calcext:value-type="float">
            <text:p>0.000469778</text:p>
          </table:table-cell>
          <table:table-cell office:value-type="float" office:value="0.009999998" calcext:value-type="float">
            <text:p>0.009999998</text:p>
          </table:table-cell>
          <table:table-cell office:value-type="float" office:value="0.134517797741135" calcext:value-type="float">
            <text:p>0.1345177977</text:p>
          </table:table-cell>
          <table:table-cell office:value-type="float" office:value="0.991638237848241" calcext:value-type="float">
            <text:p>0.9916382378</text:p>
          </table:table-cell>
        </table:table-row>
        <table:table-row table:style-name="ro1">
          <table:table-cell office:value-type="float" office:value="0.001003331" calcext:value-type="float">
            <text:p>0.001003331</text:p>
          </table:table-cell>
          <table:table-cell office:value-type="float" office:value="0.009999996" calcext:value-type="float">
            <text:p>0.009999996</text:p>
          </table:table-cell>
          <table:table-cell office:value-type="float" office:value="0.170511284471872" calcext:value-type="float">
            <text:p>0.1705112845</text:p>
          </table:table-cell>
          <table:table-cell office:value-type="float" office:value="0.992948219776093" calcext:value-type="float">
            <text:p>0.9929482198</text:p>
          </table:table-cell>
        </table:table-row>
        <table:table-row table:style-name="ro1">
          <table:table-cell office:value-type="float" office:value="0.00225751" calcext:value-type="float">
            <text:p>0.00225751</text:p>
          </table:table-cell>
          <table:table-cell office:value-type="float" office:value="0.009999988" calcext:value-type="float">
            <text:p>0.009999988</text:p>
          </table:table-cell>
          <table:table-cell office:value-type="float" office:value="0.206504771202608" calcext:value-type="float">
            <text:p>0.2065047712</text:p>
          </table:table-cell>
          <table:table-cell office:value-type="float" office:value="0.986398310136832" calcext:value-type="float">
            <text:p>0.9863983101</text:p>
          </table:table-cell>
        </table:table-row>
        <table:table-row table:style-name="ro1">
          <table:table-cell office:value-type="float" office:value="0.003511689" calcext:value-type="float">
            <text:p>0.003511689</text:p>
          </table:table-cell>
          <table:table-cell office:value-type="float" office:value="0.00999998" calcext:value-type="float">
            <text:p>0.00999998</text:p>
          </table:table-cell>
          <table:table-cell office:value-type="float" office:value="0.244640727381603" calcext:value-type="float">
            <text:p>0.2446407274</text:p>
          </table:table-cell>
          <table:table-cell office:value-type="float" office:value="0.97956769008446" calcext:value-type="float">
            <text:p>0.9795676901</text:p>
          </table:table-cell>
        </table:table-row>
        <table:table-row table:style-name="ro1">
          <table:table-cell office:value-type="float" office:value="0.005436703" calcext:value-type="float">
            <text:p>0.005436703</text:p>
          </table:table-cell>
          <table:table-cell office:value-type="float" office:value="0.009999965" calcext:value-type="float">
            <text:p>0.009999965</text:p>
          </table:table-cell>
          <table:table-cell office:value-type="float" office:value="0.276349275215823" calcext:value-type="float">
            <text:p>0.2763492752</text:p>
          </table:table-cell>
          <table:table-cell office:value-type="float" office:value="0.97732200677957" calcext:value-type="float">
            <text:p>0.9773220068</text:p>
          </table:table-cell>
        </table:table-row>
        <table:table-row table:style-name="ro1">
          <table:table-cell office:value-type="float" office:value="0.00881198" calcext:value-type="float">
            <text:p>0.00881198</text:p>
          </table:table-cell>
          <table:table-cell office:value-type="float" office:value="0.009999937" calcext:value-type="float">
            <text:p>0.009999937</text:p>
          </table:table-cell>
          <table:table-cell office:value-type="float" office:value="0.314485231394818" calcext:value-type="float">
            <text:p>0.3144852314</text:p>
          </table:table-cell>
          <table:table-cell office:value-type="float" office:value="0.970023536038679" calcext:value-type="float">
            <text:p>0.970023536</text:p>
          </table:table-cell>
        </table:table-row>
        <table:table-row table:style-name="ro1">
          <table:table-cell office:value-type="float" office:value="0.01602908" calcext:value-type="float">
            <text:p>0.01602908</text:p>
          </table:table-cell>
          <table:table-cell office:value-type="float" office:value="0.009999862" calcext:value-type="float">
            <text:p>0.009999862</text:p>
          </table:table-cell>
          <table:table-cell office:value-type="float" office:value="0.350478718125554" calcext:value-type="float">
            <text:p>0.3504787181</text:p>
          </table:table-cell>
          <table:table-cell office:value-type="float" office:value="0.97356048724388" calcext:value-type="float">
            <text:p>0.9735604872</text:p>
          </table:table-cell>
        </table:table-row>
        <table:table-row table:style-name="ro1">
          <table:table-cell office:value-type="float" office:value="0.02585292" calcext:value-type="float">
            <text:p>0.02585292</text:p>
          </table:table-cell>
          <table:table-cell office:value-type="float" office:value="0.009999732" calcext:value-type="float">
            <text:p>0.009999732</text:p>
          </table:table-cell>
          <table:table-cell office:value-type="float" office:value="0.386472204856291" calcext:value-type="float">
            <text:p>0.3864722049</text:p>
          </table:table-cell>
          <table:table-cell office:value-type="float" office:value="0.970023536038679" calcext:value-type="float">
            <text:p>0.970023536</text:p>
          </table:table-cell>
        </table:table-row>
        <table:table-row table:style-name="ro1">
          <table:table-cell office:value-type="float" office:value="0.03955988" calcext:value-type="float">
            <text:p>0.03955988</text:p>
          </table:table-cell>
          <table:table-cell office:value-type="float" office:value="0.009999492" calcext:value-type="float">
            <text:p>0.009999492</text:p>
          </table:table-cell>
          <table:table-cell office:value-type="float" office:value="0.422465691587027" calcext:value-type="float">
            <text:p>0.4224656916</text:p>
          </table:table-cell>
          <table:table-cell office:value-type="float" office:value="0.975918454714014" calcext:value-type="float">
            <text:p>0.9759184547</text:p>
          </table:table-cell>
        </table:table-row>
        <table:table-row table:style-name="ro1">
          <table:table-cell office:value-type="float" office:value="0.06221638" calcext:value-type="float">
            <text:p>0.06221638</text:p>
          </table:table-cell>
          <table:table-cell office:value-type="float" office:value="0.009998943" calcext:value-type="float">
            <text:p>0.009998943</text:p>
          </table:table-cell>
          <table:table-cell office:value-type="float" office:value="0.458459178317764" calcext:value-type="float">
            <text:p>0.4584591783</text:p>
          </table:table-cell>
          <table:table-cell office:value-type="float" office:value="0.970678527002605" calcext:value-type="float">
            <text:p>0.970678527</text:p>
          </table:table-cell>
        </table:table-row>
        <table:table-row table:style-name="ro1">
          <table:table-cell office:value-type="float" office:value="0.1035395" calcext:value-type="float">
            <text:p>0.1035395</text:p>
          </table:table-cell>
          <table:table-cell office:value-type="float" office:value="0.009997428" calcext:value-type="float">
            <text:p>0.009997428</text:p>
          </table:table-cell>
          <table:table-cell office:value-type="float" office:value="0.496595134496758" calcext:value-type="float">
            <text:p>0.4965951345</text:p>
          </table:table-cell>
          <table:table-cell office:value-type="float" office:value="0.962725065297788" calcext:value-type="float">
            <text:p>0.9627250653</text:p>
          </table:table-cell>
        </table:table-row>
        <table:table-row table:style-name="ro1">
          <table:table-cell office:value-type="float" office:value="0.1666421" calcext:value-type="float">
            <text:p>0.1666421</text:p>
          </table:table-cell>
          <table:table-cell office:value-type="float" office:value="0.009993747" calcext:value-type="float">
            <text:p>0.009993747</text:p>
          </table:table-cell>
          <table:table-cell office:value-type="float" office:value="0.530446151779237" calcext:value-type="float">
            <text:p>0.5304461518</text:p>
          </table:table-cell>
          <table:table-cell office:value-type="float" office:value="0.955679233928697" calcext:value-type="float">
            <text:p>0.9556792339</text:p>
          </table:table-cell>
        </table:table-row>
        <table:table-row table:style-name="ro1">
          <table:table-cell office:value-type="float" office:value="0.2542824" calcext:value-type="float">
            <text:p>0.2542824</text:p>
          </table:table-cell>
          <table:table-cell office:value-type="float" office:value="0.009985707" calcext:value-type="float">
            <text:p>0.009985707</text:p>
          </table:table-cell>
          <table:table-cell office:value-type="float" office:value="0.566439638509973" calcext:value-type="float">
            <text:p>0.5664396385</text:p>
          </table:table-cell>
          <table:table-cell office:value-type="float" office:value="0.953648761940526" calcext:value-type="float">
            <text:p>0.9536487619</text:p>
          </table:table-cell>
        </table:table-row>
        <table:table-row table:style-name="ro1">
          <table:table-cell office:value-type="float" office:value="0.3419227" calcext:value-type="float">
            <text:p>0.3419227</text:p>
          </table:table-cell>
          <table:table-cell office:value-type="float" office:value="0.009974121" calcext:value-type="float">
            <text:p>0.009974121</text:p>
          </table:table-cell>
          <table:table-cell office:value-type="float" office:value="0.60243312524071" calcext:value-type="float">
            <text:p>0.6024331252</text:p>
          </table:table-cell>
          <table:table-cell office:value-type="float" office:value="0.955613734832305" calcext:value-type="float">
            <text:p>0.9556137348</text:p>
          </table:table-cell>
        </table:table-row>
        <table:table-row table:style-name="ro1">
          <table:table-cell office:value-type="float" office:value="0.4645574" calcext:value-type="float">
            <text:p>0.4645574</text:p>
          </table:table-cell>
          <table:table-cell office:value-type="float" office:value="0.009951951" calcext:value-type="float">
            <text:p>0.009951951</text:p>
          </table:table-cell>
          <table:table-cell office:value-type="float" office:value="0.640676204892117" calcext:value-type="float">
            <text:p>0.6406762049</text:p>
          </table:table-cell>
          <table:table-cell office:value-type="float" office:value="0.942906910132138" calcext:value-type="float">
            <text:p>0.9429069101</text:p>
          </table:table-cell>
        </table:table-row>
        <table:table-row table:style-name="ro1">
          <table:table-cell office:value-type="float" office:value="0.5988569" calcext:value-type="float">
            <text:p>0.5988569</text:p>
          </table:table-cell>
          <table:table-cell office:value-type="float" office:value="0.00992008" calcext:value-type="float">
            <text:p>0.00992008</text:p>
          </table:table-cell>
          <table:table-cell office:value-type="float" office:value="0.672277629253925" calcext:value-type="float">
            <text:p>0.6722776293</text:p>
          </table:table-cell>
          <table:table-cell office:value-type="float" office:value="0.942401631388538" calcext:value-type="float">
            <text:p>0.9424016314</text:p>
          </table:table-cell>
        </table:table-row>
        <table:table-row table:style-name="ro1">
          <table:table-cell office:value-type="float" office:value="0.7331563" calcext:value-type="float">
            <text:p>0.7331563</text:p>
          </table:table-cell>
          <table:table-cell office:value-type="float" office:value="0.009881037" calcext:value-type="float">
            <text:p>0.009881037</text:p>
          </table:table-cell>
          <table:table-cell office:value-type="float" office:value="0.710413585432919" calcext:value-type="float">
            <text:p>0.7104135854</text:p>
          </table:table-cell>
          <table:table-cell office:value-type="float" office:value="0.933396441335931" calcext:value-type="float">
            <text:p>0.9333964413</text:p>
          </table:table-cell>
        </table:table-row>
        <table:table-row table:style-name="ro1">
          <table:table-cell office:value-type="float" office:value="0.8674558" calcext:value-type="float">
            <text:p>0.8674558</text:p>
          </table:table-cell>
          <table:table-cell office:value-type="float" office:value="0.009835773" calcext:value-type="float">
            <text:p>0.009835773</text:p>
          </table:table-cell>
          <table:table-cell office:value-type="float" office:value="0.749406529391217" calcext:value-type="float">
            <text:p>0.7494065294</text:p>
          </table:table-cell>
          <table:table-cell office:value-type="float" office:value="0.932034060130964" calcext:value-type="float">
            <text:p>0.9320340601</text:p>
          </table:table-cell>
        </table:table-row>
        <table:table-row table:style-name="ro1">
          <table:table-cell office:value-type="float" office:value="1.001755" calcext:value-type="float">
            <text:p>1.001755</text:p>
          </table:table-cell>
          <table:table-cell office:value-type="float" office:value="0.009785249" calcext:value-type="float">
            <text:p>0.009785249</text:p>
          </table:table-cell>
          <table:table-cell office:value-type="float" office:value="0.781115077225437" calcext:value-type="float">
            <text:p>0.7811150772</text:p>
          </table:table-cell>
          <table:table-cell office:value-type="float" office:value="0.925446722436622" calcext:value-type="float">
            <text:p>0.9254467224</text:p>
          </table:table-cell>
        </table:table-row>
        <table:table-row table:style-name="ro1">
          <table:table-cell office:value-type="float" office:value="1.136055" calcext:value-type="float">
            <text:p>1.136055</text:p>
          </table:table-cell>
          <table:table-cell office:value-type="float" office:value="0.00973037" calcext:value-type="float">
            <text:p>0.00973037</text:p>
          </table:table-cell>
          <table:table-cell office:value-type="float" office:value="0.817030655976237" calcext:value-type="float">
            <text:p>0.817030656</text:p>
          </table:table-cell>
          <table:table-cell office:value-type="float" office:value="0.924221804270318" calcext:value-type="float">
            <text:p>0.9242218043</text:p>
          </table:table-cell>
        </table:table-row>
        <table:table-row table:style-name="ro1">
          <table:table-cell office:value-type="float" office:value="1.270354" calcext:value-type="float">
            <text:p>1.270354</text:p>
          </table:table-cell>
          <table:table-cell office:value-type="float" office:value="0.009671946" calcext:value-type="float">
            <text:p>0.009671946</text:p>
          </table:table-cell>
          <table:table-cell office:value-type="float" office:value="0.857386989583427" calcext:value-type="float">
            <text:p>0.8573869896</text:p>
          </table:table-cell>
          <table:table-cell office:value-type="float" office:value="0.922864186635999" calcext:value-type="float">
            <text:p>0.9228641866</text:p>
          </table:table-cell>
        </table:table-row>
        <table:table-row table:style-name="ro1">
          <table:table-cell office:value-type="float" office:value="1.404654" calcext:value-type="float">
            <text:p>1.404654</text:p>
          </table:table-cell>
          <table:table-cell office:value-type="float" office:value="0.009610691" calcext:value-type="float">
            <text:p>0.009610691</text:p>
          </table:table-cell>
          <table:table-cell office:value-type="float" office:value="0.888238549638344" calcext:value-type="float">
            <text:p>0.8882385496</text:p>
          </table:table-cell>
          <table:table-cell office:value-type="float" office:value="0.920843071661598" calcext:value-type="float">
            <text:p>0.9208430717</text:p>
          </table:table-cell>
        </table:table-row>
        <table:table-row table:style-name="ro1">
          <table:table-cell office:value-type="float" office:value="1.618595" calcext:value-type="float">
            <text:p>1.618595</text:p>
          </table:table-cell>
          <table:table-cell office:value-type="float" office:value="0.009508771" calcext:value-type="float">
            <text:p>0.009508771</text:p>
          </table:table-cell>
          <table:table-cell office:value-type="float" office:value="0.926374505817338" calcext:value-type="float">
            <text:p>0.9263745058</text:p>
          </table:table-cell>
          <table:table-cell office:value-type="float" office:value="0.928497108925763" calcext:value-type="float">
            <text:p>0.9284971089</text:p>
          </table:table-cell>
        </table:table-row>
        <table:table-row table:style-name="ro1">
          <table:table-cell office:value-type="float" office:value="1.832535" calcext:value-type="float">
            <text:p>1.832535</text:p>
          </table:table-cell>
          <table:table-cell office:value-type="float" office:value="0.009403296" calcext:value-type="float">
            <text:p>0.009403296</text:p>
          </table:table-cell>
          <table:table-cell office:value-type="float" office:value="0.965367449775636" calcext:value-type="float">
            <text:p>0.9653674498</text:p>
          </table:table-cell>
          <table:table-cell office:value-type="float" office:value="0.911511009927946" calcext:value-type="float">
            <text:p>0.9115110099</text:p>
          </table:table-cell>
        </table:table-row>
        <table:table-row table:style-name="ro1">
          <table:table-cell office:value-type="float" office:value="2.046476" calcext:value-type="float">
            <text:p>2.046476</text:p>
          </table:table-cell>
          <table:table-cell office:value-type="float" office:value="0.009295872" calcext:value-type="float">
            <text:p>0.009295872</text:p>
          </table:table-cell>
          <table:table-cell office:value-type="float" office:value="0.99536202205125" calcext:value-type="float">
            <text:p>0.9953620221</text:p>
          </table:table-cell>
          <table:table-cell office:value-type="float" office:value="0.902231971272326" calcext:value-type="float">
            <text:p>0.9022319713</text:p>
          </table:table-cell>
        </table:table-row>
        <table:table-row table:style-name="ro1">
          <table:table-cell office:value-type="float" office:value="2.260417" calcext:value-type="float">
            <text:p>2.260417</text:p>
          </table:table-cell>
          <table:table-cell office:value-type="float" office:value="0.009187711" calcext:value-type="float">
            <text:p>0.009187711</text:p>
          </table:table-cell>
          <table:table-cell office:value-type="float" office:value="1.03202205483256" calcext:value-type="float">
            <text:p>1.0320220548</text:p>
          </table:table-cell>
          <table:table-cell office:value-type="float" office:value="0.908541717558148" calcext:value-type="float">
            <text:p>0.9085417176</text:p>
          </table:table-cell>
        </table:table-row>
        <table:table-row table:style-name="ro1">
          <table:table-cell office:value-type="float" office:value="2.474358" calcext:value-type="float">
            <text:p>2.474358</text:p>
          </table:table-cell>
          <table:table-cell office:value-type="float" office:value="0.009079704" calcext:value-type="float">
            <text:p>0.009079704</text:p>
          </table:table-cell>
          <table:table-cell office:value-type="float" office:value="1.07034845274028" calcext:value-type="float">
            <text:p>1.0703484527</text:p>
          </table:table-cell>
          <table:table-cell office:value-type="float" office:value="0.895354566151102" calcext:value-type="float">
            <text:p>0.8953545662</text:p>
          </table:table-cell>
        </table:table-row>
        <table:table-row table:style-name="ro1">
          <table:table-cell office:value-type="float" office:value="2.626069" calcext:value-type="float">
            <text:p>2.626069</text:p>
          </table:table-cell>
          <table:table-cell office:value-type="float" office:value="0.009003562" calcext:value-type="float">
            <text:p>0.009003562</text:p>
          </table:table-cell>
          <table:table-cell office:value-type="float" office:value="1.10534212039517" calcext:value-type="float">
            <text:p>1.1053421204</text:p>
          </table:table-cell>
          <table:table-cell office:value-type="float" office:value="0.90007050109137" calcext:value-type="float">
            <text:p>0.9000705011</text:p>
          </table:table-cell>
        </table:table-row>
        <table:table-row table:style-name="ro1">
          <table:table-cell office:value-type="float" office:value="2.810654" calcext:value-type="float">
            <text:p>2.810654</text:p>
          </table:table-cell>
          <table:table-cell office:value-type="float" office:value="0.0089117" calcext:value-type="float">
            <text:p>0.0089117</text:p>
          </table:table-cell>
          <table:table-cell office:value-type="float" office:value="1.14097203655287" calcext:value-type="float">
            <text:p>1.1409720366</text:p>
          </table:table-cell>
          <table:table-cell office:value-type="float" office:value="0.912003245561442" calcext:value-type="float">
            <text:p>0.9120032456</text:p>
          </table:table-cell>
        </table:table-row>
        <table:table-row table:style-name="ro1">
          <table:table-cell office:value-type="float" office:value="2.987947" calcext:value-type="float">
            <text:p>2.987947</text:p>
          </table:table-cell>
          <table:table-cell office:value-type="float" office:value="0.008824458" calcext:value-type="float">
            <text:p>0.008824458</text:p>
          </table:table-cell>
          <table:table-cell office:value-type="float" office:value="1.17875740682215" calcext:value-type="float">
            <text:p>1.1787574068</text:p>
          </table:table-cell>
          <table:table-cell office:value-type="float" office:value="0.895915986977324" calcext:value-type="float">
            <text:p>0.895915987</text:p>
          </table:table-cell>
        </table:table-row>
        <table:table-row table:style-name="ro1">
          <table:table-cell office:value-type="float" office:value="3.165241" calcext:value-type="float">
            <text:p>3.165241</text:p>
          </table:table-cell>
          <table:table-cell office:value-type="float" office:value="0.008738326" calcext:value-type="float">
            <text:p>0.008738326</text:p>
          </table:table-cell>
          <table:table-cell office:value-type="float" office:value="1.20652381087157" calcext:value-type="float">
            <text:p>1.2065238109</text:p>
          </table:table-cell>
          <table:table-cell office:value-type="float" office:value="0.920506219165865" calcext:value-type="float">
            <text:p>0.9205062192</text:p>
          </table:table-cell>
        </table:table-row>
        <table:table-row table:style-name="ro1">
          <table:table-cell office:value-type="float" office:value="3.342535" calcext:value-type="float">
            <text:p>3.342535</text:p>
          </table:table-cell>
          <table:table-cell office:value-type="float" office:value="0.008653397" calcext:value-type="float">
            <text:p>0.008653397</text:p>
          </table:table-cell>
          <table:table-cell office:value-type="float" office:value="1.22332077134591" calcext:value-type="float">
            <text:p>1.2233207713</text:p>
          </table:table-cell>
          <table:table-cell office:value-type="float" office:value="0.886512188138099" calcext:value-type="float">
            <text:p>0.8865121881</text:p>
          </table:table-cell>
        </table:table-row>
        <table:table-row table:style-name="ro1">
          <table:table-cell office:value-type="float" office:value="3.655707" calcext:value-type="float">
            <text:p>3.655707</text:p>
          </table:table-cell>
          <table:table-cell office:value-type="float" office:value="0.008506478" calcext:value-type="float">
            <text:p>0.008506478</text:p>
          </table:table-cell>
          <table:table-cell office:value-type="float" office:value="1.25331534362153" calcext:value-type="float">
            <text:p>1.2533153436</text:p>
          </table:table-cell>
          <table:table-cell office:value-type="float" office:value="0.890147387987889" calcext:value-type="float">
            <text:p>0.890147388</text:p>
          </table:table-cell>
        </table:table-row>
        <table:table-row table:style-name="ro1">
          <table:table-cell office:value-type="float" office:value="3.944339" calcext:value-type="float">
            <text:p>3.944339</text:p>
          </table:table-cell>
          <table:table-cell office:value-type="float" office:value="0.008374666" calcext:value-type="float">
            <text:p>0.008374666</text:p>
          </table:table-cell>
          <table:table-cell office:value-type="float" office:value="1.29702172036599" calcext:value-type="float">
            <text:p>1.2970217204</text:p>
          </table:table-cell>
          <table:table-cell office:value-type="float" office:value="0.891312336202301" calcext:value-type="float">
            <text:p>0.8913123362</text:p>
          </table:table-cell>
        </table:table-row>
        <table:table-row table:style-name="ro1">
          <table:table-cell office:value-type="float" office:value="4.232971" calcext:value-type="float">
            <text:p>4.232971</text:p>
          </table:table-cell>
          <table:table-cell office:value-type="float" office:value="0.008246305" calcext:value-type="float">
            <text:p>0.008246305</text:p>
          </table:table-cell>
          <table:table-cell office:value-type="float" office:value="1.33044424375882" calcext:value-type="float">
            <text:p>1.3304442438</text:p>
          </table:table-cell>
          <table:table-cell office:value-type="float" office:value="0.884687570452877" calcext:value-type="float">
            <text:p>0.8846875705</text:p>
          </table:table-cell>
        </table:table-row>
        <table:table-row table:style-name="ro1">
          <table:table-cell office:value-type="float" office:value="4.521603" calcext:value-type="float">
            <text:p>4.521603</text:p>
          </table:table-cell>
          <table:table-cell office:value-type="float" office:value="0.008121328" calcext:value-type="float">
            <text:p>0.008121328</text:p>
          </table:table-cell>
          <table:table-cell office:value-type="float" office:value="1.36129580381374" calcext:value-type="float">
            <text:p>1.3612958038</text:p>
          </table:table-cell>
          <table:table-cell office:value-type="float" office:value="0.879634783016875" calcext:value-type="float">
            <text:p>0.879634783</text:p>
          </table:table-cell>
        </table:table-row>
        <table:table-row table:style-name="ro1">
          <table:table-cell office:value-type="float" office:value="4.810234" calcext:value-type="float">
            <text:p>4.810234</text:p>
          </table:table-cell>
          <table:table-cell office:value-type="float" office:value="0.007999636" calcext:value-type="float">
            <text:p>0.007999636</text:p>
          </table:table-cell>
          <table:table-cell office:value-type="float" office:value="1.4032882049996" calcext:value-type="float">
            <text:p>1.403288205</text:p>
          </table:table-cell>
          <table:table-cell office:value-type="float" office:value="0.881381425587345" calcext:value-type="float">
            <text:p>0.8813814256</text:p>
          </table:table-cell>
        </table:table-row>
        <table:table-row table:style-name="ro1">
          <table:table-cell office:value-type="float" office:value="5.098866" calcext:value-type="float">
            <text:p>5.098866</text:p>
          </table:table-cell>
          <table:table-cell office:value-type="float" office:value="0.007881109" calcext:value-type="float">
            <text:p>0.007881109</text:p>
          </table:table-cell>
          <table:table-cell office:value-type="float" office:value="1.43928169173033" calcext:value-type="float">
            <text:p>1.4392816917</text:p>
          </table:table-cell>
          <table:table-cell office:value-type="float" office:value="0.870006415847161" calcext:value-type="float">
            <text:p>0.8700064158</text:p>
          </table:table-cell>
        </table:table-row>
        <table:table-row table:style-name="ro1">
          <table:table-cell office:value-type="float" office:value="5.387498" calcext:value-type="float">
            <text:p>5.387498</text:p>
          </table:table-cell>
          <table:table-cell office:value-type="float" office:value="0.007765622" calcext:value-type="float">
            <text:p>0.007765622</text:p>
          </table:table-cell>
          <table:table-cell office:value-type="float" office:value="1.46927626400595" calcext:value-type="float">
            <text:p>1.469276264</text:p>
          </table:table-cell>
          <table:table-cell office:value-type="float" office:value="0.868194274180299" calcext:value-type="float">
            <text:p>0.8681942742</text:p>
          </table:table-cell>
        </table:table-row>
        <table:table-row table:style-name="ro1">
          <table:table-cell office:value-type="float" office:value="5.656041" calcext:value-type="float">
            <text:p>5.656041</text:p>
          </table:table-cell>
          <table:table-cell office:value-type="float" office:value="0.00766079" calcext:value-type="float">
            <text:p>0.00766079</text:p>
          </table:table-cell>
          <table:table-cell office:value-type="float" office:value="1.49327192182644" calcext:value-type="float">
            <text:p>1.4932719218</text:p>
          </table:table-cell>
          <table:table-cell office:value-type="float" office:value="0.863914999882648" calcext:value-type="float">
            <text:p>0.8639149999</text:p>
          </table:table-cell>
        </table:table-row>
        <table:table-row table:style-name="ro1">
          <table:table-cell office:value-type="float" office:value="5.864316" calcext:value-type="float">
            <text:p>5.864316</text:p>
          </table:table-cell>
          <table:table-cell office:value-type="float" office:value="0.007581155" calcext:value-type="float">
            <text:p>0.007581155</text:p>
          </table:table-cell>
          <table:table-cell office:value-type="float" office:value="0.00417827298050133" calcext:value-type="float">
            <text:p>0.004178273</text:p>
          </table:table-cell>
          <table:table-cell office:value-type="float" office:value="0.998175182481752" calcext:value-type="float">
            <text:p>0.9981751825</text:p>
          </table:table-cell>
        </table:table-row>
        <table:table-row table:style-name="ro1">
          <table:table-cell office:value-type="float" office:value="6.107785" calcext:value-type="float">
            <text:p>6.107785</text:p>
          </table:table-cell>
          <table:table-cell office:value-type="float" office:value="0.007489849" calcext:value-type="float">
            <text:p>0.007489849</text:p>
          </table:table-cell>
          <table:table-cell office:value-type="float" office:value="0.0334261838440111" calcext:value-type="float">
            <text:p>0.0334261838</text:p>
          </table:table-cell>
          <table:table-cell office:value-type="float" office:value="0.996350364963504" calcext:value-type="float">
            <text:p>0.996350365</text:p>
          </table:table-cell>
        </table:table-row>
        <table:table-row table:style-name="ro1">
          <table:table-cell office:value-type="float" office:value="6.456838" calcext:value-type="float">
            <text:p>6.456838</text:p>
          </table:table-cell>
          <table:table-cell office:value-type="float" office:value="0.007362166" calcext:value-type="float">
            <text:p>0.007362166</text:p>
          </table:table-cell>
          <table:table-cell office:value-type="float" office:value="0.802228412256268" calcext:value-type="float">
            <text:p>0.8022284123</text:p>
          </table:table-cell>
          <table:table-cell office:value-type="float" office:value="0.908759124087591" calcext:value-type="float">
            <text:p>0.9087591241</text:p>
          </table:table-cell>
        </table:table-row>
        <table:table-row table:style-name="ro1">
          <table:table-cell office:value-type="float" office:value="6.805891" calcext:value-type="float">
            <text:p>6.805891</text:p>
          </table:table-cell>
          <table:table-cell office:value-type="float" office:value="0.007238103" calcext:value-type="float">
            <text:p>0.007238103</text:p>
          </table:table-cell>
          <table:table-cell office:value-type="float" office:value="0.860724233983287" calcext:value-type="float">
            <text:p>0.860724234</text:p>
          </table:table-cell>
          <table:table-cell office:value-type="float" office:value="0.905109489051095" calcext:value-type="float">
            <text:p>0.9051094891</text:p>
          </table:table-cell>
        </table:table-row>
        <table:table-row table:style-name="ro1">
          <table:table-cell office:value-type="float" office:value="7.154944" calcext:value-type="float">
            <text:p>7.154944</text:p>
          </table:table-cell>
          <table:table-cell office:value-type="float" office:value="0.007117476" calcext:value-type="float">
            <text:p>0.007117476</text:p>
          </table:table-cell>
          <table:table-cell office:value-type="float" office:value="1.01810584958217" calcext:value-type="float">
            <text:p>1.0181058496</text:p>
          </table:table-cell>
          <table:table-cell office:value-type="float" office:value="0.886861313868613" calcext:value-type="float">
            <text:p>0.8868613139</text:p>
          </table:table-cell>
        </table:table-row>
        <table:table-row table:style-name="ro1">
          <table:table-cell office:value-type="float" office:value="7.503997" calcext:value-type="float">
            <text:p>7.503997</text:p>
          </table:table-cell>
          <table:table-cell office:value-type="float" office:value="0.007000115" calcext:value-type="float">
            <text:p>0.007000115</text:p>
          </table:table-cell>
          <table:table-cell office:value-type="float" office:value="1.13509749303621" calcext:value-type="float">
            <text:p>1.135097493</text:p>
          </table:table-cell>
          <table:table-cell office:value-type="float" office:value="0.883211678832117" calcext:value-type="float">
            <text:p>0.8832116788</text:p>
          </table:table-cell>
        </table:table-row>
        <table:table-row table:style-name="ro1">
          <table:table-cell office:value-type="float" office:value="7.800779" calcext:value-type="float">
            <text:p>7.800779</text:p>
          </table:table-cell>
          <table:table-cell office:value-type="float" office:value="0.00690278" calcext:value-type="float">
            <text:p>0.00690278</text:p>
          </table:table-cell>
          <table:table-cell office:value-type="float" office:value="1.34818941504178" calcext:value-type="float">
            <text:p>1.348189415</text:p>
          </table:table-cell>
          <table:table-cell office:value-type="float" office:value="0.85948905109489" calcext:value-type="float">
            <text:p>0.8594890511</text:p>
          </table:table-cell>
        </table:table-row>
        <table:table-row table:style-name="ro1">
          <table:table-cell office:value-type="float" office:value="8.04529" calcext:value-type="float">
            <text:p>8.04529</text:p>
          </table:table-cell>
          <table:table-cell office:value-type="float" office:value="0.006824213" calcext:value-type="float">
            <text:p>0.006824213</text:p>
          </table:table-cell>
          <table:table-cell table:number-columns-repeated="2"/>
        </table:table-row>
        <table:table-row table:style-name="ro1">
          <table:table-cell office:value-type="float" office:value="8.289801" calcext:value-type="float">
            <text:p>8.289801</text:p>
          </table:table-cell>
          <table:table-cell office:value-type="float" office:value="0.006747061" calcext:value-type="float">
            <text:p>0.006747061</text:p>
          </table:table-cell>
          <table:table-cell table:number-columns-repeated="2"/>
        </table:table-row>
        <table:table-row table:style-name="ro1">
          <table:table-cell office:value-type="float" office:value="8.455681" calcext:value-type="float">
            <text:p>8.455681</text:p>
          </table:table-cell>
          <table:table-cell office:value-type="float" office:value="0.006695504" calcext:value-type="float">
            <text:p>0.006695504</text:p>
          </table:table-cell>
          <table:table-cell table:number-columns-repeated="2"/>
        </table:table-row>
        <table:table-row table:style-name="ro1">
          <table:table-cell office:value-type="float" office:value="8.585621" calcext:value-type="float">
            <text:p>8.585621</text:p>
          </table:table-cell>
          <table:table-cell office:value-type="float" office:value="0.006655549" calcext:value-type="float">
            <text:p>0.006655549</text:p>
          </table:table-cell>
          <table:table-cell table:number-columns-repeated="2"/>
        </table:table-row>
        <table:table-row table:style-name="ro1">
          <table:table-cell office:value-type="float" office:value="8.669952" calcext:value-type="float">
            <text:p>8.669952</text:p>
          </table:table-cell>
          <table:table-cell office:value-type="float" office:value="0.006629817" calcext:value-type="float">
            <text:p>0.006629817</text:p>
          </table:table-cell>
          <table:table-cell table:number-columns-repeated="2"/>
        </table:table-row>
        <table:table-row table:style-name="ro1">
          <table:table-cell office:value-type="float" office:value="8.734256" calcext:value-type="float">
            <text:p>8.734256</text:p>
          </table:table-cell>
          <table:table-cell office:value-type="float" office:value="0.006610301" calcext:value-type="float">
            <text:p>0.006610301</text:p>
          </table:table-cell>
          <table:table-cell table:number-columns-repeated="2"/>
        </table:table-row>
        <table:table-row table:style-name="ro1">
          <table:table-cell office:value-type="float" office:value="8.79856" calcext:value-type="float">
            <text:p>8.79856</text:p>
          </table:table-cell>
          <table:table-cell office:value-type="float" office:value="0.006590875" calcext:value-type="float">
            <text:p>0.006590875</text:p>
          </table:table-cell>
          <table:table-cell table:number-columns-repeated="2"/>
        </table:table-row>
        <table:table-row table:style-name="ro1">
          <table:table-cell office:value-type="float" office:value="8.84541" calcext:value-type="float">
            <text:p>8.84541</text:p>
          </table:table-cell>
          <table:table-cell office:value-type="float" office:value="0.006576777" calcext:value-type="float">
            <text:p>0.006576777</text:p>
          </table:table-cell>
          <table:table-cell table:number-columns-repeated="2"/>
        </table:table-row>
        <table:table-row table:style-name="ro1">
          <table:table-cell office:value-type="float" office:value="8.89226" calcext:value-type="float">
            <text:p>8.89226</text:p>
          </table:table-cell>
          <table:table-cell office:value-type="float" office:value="0.006562726" calcext:value-type="float">
            <text:p>0.006562726</text:p>
          </table:table-cell>
          <table:table-cell table:number-columns-repeated="2"/>
        </table:table-row>
        <table:table-row table:style-name="ro1">
          <table:table-cell office:value-type="float" office:value="8.945615" calcext:value-type="float">
            <text:p>8.945615</text:p>
          </table:table-cell>
          <table:table-cell office:value-type="float" office:value="0.006546781" calcext:value-type="float">
            <text:p>0.006546781</text:p>
          </table:table-cell>
          <table:table-cell table:number-columns-repeated="2"/>
        </table:table-row>
        <table:table-row table:style-name="ro1">
          <table:table-cell office:value-type="float" office:value="9.036088" calcext:value-type="float">
            <text:p>9.036088</text:p>
          </table:table-cell>
          <table:table-cell office:value-type="float" office:value="0.006519881" calcext:value-type="float">
            <text:p>0.006519881</text:p>
          </table:table-cell>
          <table:table-cell table:number-columns-repeated="2"/>
        </table:table-row>
        <table:table-row table:style-name="ro1">
          <table:table-cell office:value-type="float" office:value="9.199391" calcext:value-type="float">
            <text:p>9.199391</text:p>
          </table:table-cell>
          <table:table-cell office:value-type="float" office:value="0.006471756" calcext:value-type="float">
            <text:p>0.006471756</text:p>
          </table:table-cell>
          <table:table-cell table:number-columns-repeated="2"/>
        </table:table-row>
        <table:table-row table:style-name="ro1">
          <table:table-cell office:value-type="float" office:value="9.56958" calcext:value-type="float">
            <text:p>9.56958</text:p>
          </table:table-cell>
          <table:table-cell office:value-type="float" office:value="0.006364662" calcext:value-type="float">
            <text:p>0.006364662</text:p>
          </table:table-cell>
          <table:table-cell table:number-columns-repeated="2"/>
        </table:table-row>
        <table:table-row table:style-name="ro1">
          <table:table-cell office:value-type="float" office:value="9.96958" calcext:value-type="float">
            <text:p>9.96958</text:p>
          </table:table-cell>
          <table:table-cell office:value-type="float" office:value="0.006251949" calcext:value-type="float">
            <text:p>0.006251949</text:p>
          </table:table-cell>
          <table:table-cell table:number-columns-repeated="2"/>
        </table:table-row>
        <table:table-row table:style-name="ro1">
          <table:table-cell office:value-type="float" office:value="10.36958" calcext:value-type="float">
            <text:p>10.36958</text:p>
          </table:table-cell>
          <table:table-cell office:value-type="float" office:value="0.006142218" calcext:value-type="float">
            <text:p>0.006142218</text:p>
          </table:table-cell>
          <table:table-cell table:number-columns-repeated="2"/>
        </table:table-row>
        <table:table-row table:style-name="ro1">
          <table:table-cell office:value-type="float" office:value="10.76958" calcext:value-type="float">
            <text:p>10.76958</text:p>
          </table:table-cell>
          <table:table-cell office:value-type="float" office:value="0.006035335" calcext:value-type="float">
            <text:p>0.006035335</text:p>
          </table:table-cell>
          <table:table-cell table:number-columns-repeated="2"/>
        </table:table-row>
        <table:table-row table:style-name="ro1">
          <table:table-cell office:value-type="float" office:value="11.16958" calcext:value-type="float">
            <text:p>11.16958</text:p>
          </table:table-cell>
          <table:table-cell office:value-type="float" office:value="0.005931176" calcext:value-type="float">
            <text:p>0.005931176</text:p>
          </table:table-cell>
          <table:table-cell table:number-columns-repeated="2"/>
        </table:table-row>
        <table:table-row table:style-name="ro1">
          <table:table-cell office:value-type="float" office:value="11.56958" calcext:value-type="float">
            <text:p>11.56958</text:p>
          </table:table-cell>
          <table:table-cell office:value-type="float" office:value="0.005829625" calcext:value-type="float">
            <text:p>0.005829625</text:p>
          </table:table-cell>
          <table:table-cell table:number-columns-repeated="2"/>
        </table:table-row>
        <table:table-row table:style-name="ro1">
          <table:table-cell office:value-type="float" office:value="11.96958" calcext:value-type="float">
            <text:p>11.96958</text:p>
          </table:table-cell>
          <table:table-cell office:value-type="float" office:value="0.005730575" calcext:value-type="float">
            <text:p>0.005730575</text:p>
          </table:table-cell>
          <table:table-cell table:number-columns-repeated="2"/>
        </table:table-row>
        <table:table-row table:style-name="ro1">
          <table:table-cell office:value-type="float" office:value="12.36958" calcext:value-type="float">
            <text:p>12.36958</text:p>
          </table:table-cell>
          <table:table-cell office:value-type="float" office:value="0.005633925" calcext:value-type="float">
            <text:p>0.005633925</text:p>
          </table:table-cell>
          <table:table-cell table:number-columns-repeated="2"/>
        </table:table-row>
        <table:table-row table:style-name="ro1">
          <table:table-cell office:value-type="float" office:value="12.76958" calcext:value-type="float">
            <text:p>12.76958</text:p>
          </table:table-cell>
          <table:table-cell office:value-type="float" office:value="0.005539578" calcext:value-type="float">
            <text:p>0.005539578</text:p>
          </table:table-cell>
          <table:table-cell table:number-columns-repeated="2"/>
        </table:table-row>
        <table:table-row table:style-name="ro1">
          <table:table-cell office:value-type="float" office:value="13.16958" calcext:value-type="float">
            <text:p>13.16958</text:p>
          </table:table-cell>
          <table:table-cell office:value-type="float" office:value="0.005447448" calcext:value-type="float">
            <text:p>0.005447448</text:p>
          </table:table-cell>
          <table:table-cell table:number-columns-repeated="2"/>
        </table:table-row>
        <table:table-row table:style-name="ro1">
          <table:table-cell office:value-type="float" office:value="13.56958" calcext:value-type="float">
            <text:p>13.56958</text:p>
          </table:table-cell>
          <table:table-cell office:value-type="float" office:value="0.00535745" calcext:value-type="float">
            <text:p>0.00535745</text:p>
          </table:table-cell>
          <table:table-cell table:number-columns-repeated="2"/>
        </table:table-row>
        <table:table-row table:style-name="ro1">
          <table:table-cell office:value-type="float" office:value="13.96958" calcext:value-type="float">
            <text:p>13.96958</text:p>
          </table:table-cell>
          <table:table-cell office:value-type="float" office:value="0.005269505" calcext:value-type="float">
            <text:p>0.005269505</text:p>
          </table:table-cell>
          <table:table-cell table:number-columns-repeated="2"/>
        </table:table-row>
        <table:table-row table:style-name="ro1">
          <table:table-cell office:value-type="float" office:value="14.36958" calcext:value-type="float">
            <text:p>14.36958</text:p>
          </table:table-cell>
          <table:table-cell office:value-type="float" office:value="0.005183539" calcext:value-type="float">
            <text:p>0.005183539</text:p>
          </table:table-cell>
          <table:table-cell table:number-columns-repeated="2"/>
        </table:table-row>
        <table:table-row table:style-name="ro1">
          <table:table-cell office:value-type="float" office:value="14.76958" calcext:value-type="float">
            <text:p>14.76958</text:p>
          </table:table-cell>
          <table:table-cell office:value-type="float" office:value="0.005099482" calcext:value-type="float">
            <text:p>0.005099482</text:p>
          </table:table-cell>
          <table:table-cell table:number-columns-repeated="2"/>
        </table:table-row>
        <table:table-row table:style-name="ro1">
          <table:table-cell office:value-type="float" office:value="15.16958" calcext:value-type="float">
            <text:p>15.16958</text:p>
          </table:table-cell>
          <table:table-cell office:value-type="float" office:value="0.005017268" calcext:value-type="float">
            <text:p>0.005017268</text:p>
          </table:table-cell>
          <table:table-cell table:number-columns-repeated="2"/>
        </table:table-row>
        <table:table-row table:style-name="ro1">
          <table:table-cell office:value-type="float" office:value="15.56958" calcext:value-type="float">
            <text:p>15.56958</text:p>
          </table:table-cell>
          <table:table-cell office:value-type="float" office:value="0.004936835" calcext:value-type="float">
            <text:p>0.004936835</text:p>
          </table:table-cell>
          <table:table-cell table:number-columns-repeated="2"/>
        </table:table-row>
        <table:table-row table:style-name="ro1">
          <table:table-cell office:value-type="float" office:value="15.96958" calcext:value-type="float">
            <text:p>15.96958</text:p>
          </table:table-cell>
          <table:table-cell office:value-type="float" office:value="0.004858121" calcext:value-type="float">
            <text:p>0.004858121</text:p>
          </table:table-cell>
          <table:table-cell table:number-columns-repeated="2"/>
        </table:table-row>
        <table:table-row table:style-name="ro1">
          <table:table-cell office:value-type="float" office:value="16.36958" calcext:value-type="float">
            <text:p>16.36958</text:p>
          </table:table-cell>
          <table:table-cell office:value-type="float" office:value="0.004781071" calcext:value-type="float">
            <text:p>0.004781071</text:p>
          </table:table-cell>
          <table:table-cell table:number-columns-repeated="2"/>
        </table:table-row>
        <table:table-row table:style-name="ro1">
          <table:table-cell office:value-type="float" office:value="16.76958" calcext:value-type="float">
            <text:p>16.76958</text:p>
          </table:table-cell>
          <table:table-cell office:value-type="float" office:value="0.004705632" calcext:value-type="float">
            <text:p>0.004705632</text:p>
          </table:table-cell>
          <table:table-cell table:number-columns-repeated="2"/>
        </table:table-row>
        <table:table-row table:style-name="ro1">
          <table:table-cell office:value-type="float" office:value="17.16958" calcext:value-type="float">
            <text:p>17.16958</text:p>
          </table:table-cell>
          <table:table-cell office:value-type="float" office:value="0.004631752" calcext:value-type="float">
            <text:p>0.004631752</text:p>
          </table:table-cell>
          <table:table-cell table:number-columns-repeated="2"/>
        </table:table-row>
        <table:table-row table:style-name="ro1">
          <table:table-cell office:value-type="float" office:value="17.56958" calcext:value-type="float">
            <text:p>17.56958</text:p>
          </table:table-cell>
          <table:table-cell office:value-type="float" office:value="0.004559382" calcext:value-type="float">
            <text:p>0.004559382</text:p>
          </table:table-cell>
          <table:table-cell table:number-columns-repeated="2"/>
        </table:table-row>
        <table:table-row table:style-name="ro1">
          <table:table-cell office:value-type="float" office:value="17.96958" calcext:value-type="float">
            <text:p>17.96958</text:p>
          </table:table-cell>
          <table:table-cell office:value-type="float" office:value="0.004488477" calcext:value-type="float">
            <text:p>0.004488477</text:p>
          </table:table-cell>
          <table:table-cell table:number-columns-repeated="2"/>
        </table:table-row>
        <table:table-row table:style-name="ro1">
          <table:table-cell office:value-type="float" office:value="18.33552" calcext:value-type="float">
            <text:p>18.33552</text:p>
          </table:table-cell>
          <table:table-cell office:value-type="float" office:value="0.004424855" calcext:value-type="float">
            <text:p>0.004424855</text:p>
          </table:table-cell>
          <table:table-cell table:number-columns-repeated="2"/>
        </table:table-row>
        <table:table-row table:style-name="ro1">
          <table:table-cell office:value-type="float" office:value="18.52681" calcext:value-type="float">
            <text:p>18.52681</text:p>
          </table:table-cell>
          <table:table-cell office:value-type="float" office:value="0.004392058" calcext:value-type="float">
            <text:p>0.004392058</text:p>
          </table:table-cell>
          <table:table-cell table:number-columns-repeated="2"/>
        </table:table-row>
        <table:table-row table:style-name="ro1">
          <table:table-cell office:value-type="float" office:value="18.7181" calcext:value-type="float">
            <text:p>18.7181</text:p>
          </table:table-cell>
          <table:table-cell office:value-type="float" office:value="0.004359573" calcext:value-type="float">
            <text:p>0.004359573</text:p>
          </table:table-cell>
          <table:table-cell table:number-columns-repeated="2"/>
        </table:table-row>
        <table:table-row table:style-name="ro1">
          <table:table-cell office:value-type="float" office:value="18.9094" calcext:value-type="float">
            <text:p>18.9094</text:p>
          </table:table-cell>
          <table:table-cell office:value-type="float" office:value="0.004327395" calcext:value-type="float">
            <text:p>0.00432739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4312261" calcext:value-type="float">
            <text:p>0.00431226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9">00/00/0000</text:date>, <text:time style:data-style-name="N2" text:time-value="09:14:46.4218121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17T17:57:12.190640046</dc:date>
    <meta:editing-duration>PT39M55S</meta:editing-duration>
    <meta:editing-cycles>3</meta:editing-cycles>
    <meta:generator>LibreOffice/5.1.6.2$Linux_X86_64 LibreOffice_project/10m0$Build-2</meta:generator>
    <meta:document-statistic meta:table-count="1" meta:cell-count="27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822cm" svg:y="4.201cm" style:legend-expansion="high" chart:style-name="ch2"/>
        <chart:plot-area chart:style-name="ch3" table:cell-range-address="Data.C2:Data.D50 Data.D1:Data.D1" chart:data-source-has-labels="row" svg:x="0.32cm" svg:y="0.18cm" svg:width="14.182cm" svg:height="8.64cm">
          <chartooo:coordinate-region svg:x="1.232cm" svg:y="0.379cm" svg:width="13.0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D2:Data.D50" chart:label-cell-address="Data.D1:Data.D1" chart:class="chart:scatter">
            <chart:domain table:cell-range-address="Data.C2:Data.C50"/>
            <chart:data-point chart:repeated="4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D1</text:p>
                <draw:g>
                  <svg:desc>Data.D1:Data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25308242796621">
                <text:p>0.0625308242796621</text:p>
                <draw:g>
                  <svg:desc>Data.C2:Data.C50</svg:desc>
                </draw:g>
              </table:table-cell>
              <table:table-cell office:value-type="float" office:value="0.996769000398995">
                <text:p>0.996769000398995</text:p>
                <draw:g>
                  <svg:desc>Data.D2:Data.D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85243110103986">
                <text:p>0.0985243110103986</text:p>
              </table:table-cell>
              <table:table-cell office:value-type="float" office:value="0.997314826202267">
                <text:p>0.9973148262022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4517797741135">
                <text:p>0.134517797741135</text:p>
              </table:table-cell>
              <table:table-cell office:value-type="float" office:value="0.991638237848241">
                <text:p>0.9916382378482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0511284471872">
                <text:p>0.170511284471872</text:p>
              </table:table-cell>
              <table:table-cell office:value-type="float" office:value="0.992948219776093">
                <text:p>0.9929482197760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06504771202608">
                <text:p>0.206504771202608</text:p>
              </table:table-cell>
              <table:table-cell office:value-type="float" office:value="0.986398310136832">
                <text:p>0.9863983101368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44640727381603">
                <text:p>0.244640727381603</text:p>
              </table:table-cell>
              <table:table-cell office:value-type="float" office:value="0.97956769008446">
                <text:p>0.979567690084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76349275215823">
                <text:p>0.276349275215823</text:p>
              </table:table-cell>
              <table:table-cell office:value-type="float" office:value="0.97732200677957">
                <text:p>0.977322006779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14485231394818">
                <text:p>0.314485231394818</text:p>
              </table:table-cell>
              <table:table-cell office:value-type="float" office:value="0.970023536038679">
                <text:p>0.9700235360386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50478718125554">
                <text:p>0.350478718125554</text:p>
              </table:table-cell>
              <table:table-cell office:value-type="float" office:value="0.97356048724388">
                <text:p>0.973560487243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86472204856291">
                <text:p>0.386472204856291</text:p>
              </table:table-cell>
              <table:table-cell office:value-type="float" office:value="0.970023536038679">
                <text:p>0.9700235360386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2465691587027">
                <text:p>0.422465691587027</text:p>
              </table:table-cell>
              <table:table-cell office:value-type="float" office:value="0.975918454714014">
                <text:p>0.9759184547140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58459178317764">
                <text:p>0.458459178317764</text:p>
              </table:table-cell>
              <table:table-cell office:value-type="float" office:value="0.970678527002605">
                <text:p>0.9706785270026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96595134496758">
                <text:p>0.496595134496758</text:p>
              </table:table-cell>
              <table:table-cell office:value-type="float" office:value="0.962725065297788">
                <text:p>0.9627250652977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30446151779237">
                <text:p>0.530446151779237</text:p>
              </table:table-cell>
              <table:table-cell office:value-type="float" office:value="0.955679233928697">
                <text:p>0.9556792339286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66439638509973">
                <text:p>0.566439638509973</text:p>
              </table:table-cell>
              <table:table-cell office:value-type="float" office:value="0.953648761940526">
                <text:p>0.9536487619405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0243312524071">
                <text:p>0.60243312524071</text:p>
              </table:table-cell>
              <table:table-cell office:value-type="float" office:value="0.955613734832305">
                <text:p>0.9556137348323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40676204892117">
                <text:p>0.640676204892117</text:p>
              </table:table-cell>
              <table:table-cell office:value-type="float" office:value="0.942906910132138">
                <text:p>0.9429069101321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72277629253925">
                <text:p>0.672277629253925</text:p>
              </table:table-cell>
              <table:table-cell office:value-type="float" office:value="0.942401631388538">
                <text:p>0.9424016313885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10413585432919">
                <text:p>0.710413585432919</text:p>
              </table:table-cell>
              <table:table-cell office:value-type="float" office:value="0.933396441335931">
                <text:p>0.9333964413359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49406529391217">
                <text:p>0.749406529391217</text:p>
              </table:table-cell>
              <table:table-cell office:value-type="float" office:value="0.932034060130964">
                <text:p>0.9320340601309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81115077225437">
                <text:p>0.781115077225437</text:p>
              </table:table-cell>
              <table:table-cell office:value-type="float" office:value="0.925446722436622">
                <text:p>0.9254467224366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17030655976237">
                <text:p>0.817030655976237</text:p>
              </table:table-cell>
              <table:table-cell office:value-type="float" office:value="0.924221804270318">
                <text:p>0.9242218042703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57386989583427">
                <text:p>0.857386989583427</text:p>
              </table:table-cell>
              <table:table-cell office:value-type="float" office:value="0.922864186635999">
                <text:p>0.922864186635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88238549638344">
                <text:p>0.888238549638344</text:p>
              </table:table-cell>
              <table:table-cell office:value-type="float" office:value="0.920843071661598">
                <text:p>0.9208430716615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26374505817338">
                <text:p>0.926374505817338</text:p>
              </table:table-cell>
              <table:table-cell office:value-type="float" office:value="0.928497108925763">
                <text:p>0.9284971089257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65367449775636">
                <text:p>0.965367449775636</text:p>
              </table:table-cell>
              <table:table-cell office:value-type="float" office:value="0.911511009927946">
                <text:p>0.9115110099279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536202205125">
                <text:p>0.99536202205125</text:p>
              </table:table-cell>
              <table:table-cell office:value-type="float" office:value="0.902231971272326">
                <text:p>0.9022319712723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03202205483256">
                <text:p>1.03202205483256</text:p>
              </table:table-cell>
              <table:table-cell office:value-type="float" office:value="0.908541717558148">
                <text:p>0.9085417175581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07034845274028">
                <text:p>1.07034845274028</text:p>
              </table:table-cell>
              <table:table-cell office:value-type="float" office:value="0.895354566151102">
                <text:p>0.8953545661511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0534212039517">
                <text:p>1.10534212039517</text:p>
              </table:table-cell>
              <table:table-cell office:value-type="float" office:value="0.90007050109137">
                <text:p>0.900070501091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14097203655287">
                <text:p>1.14097203655287</text:p>
              </table:table-cell>
              <table:table-cell office:value-type="float" office:value="0.912003245561442">
                <text:p>0.9120032455614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7875740682215">
                <text:p>1.17875740682215</text:p>
              </table:table-cell>
              <table:table-cell office:value-type="float" office:value="0.895915986977324">
                <text:p>0.8959159869773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0652381087157">
                <text:p>1.20652381087157</text:p>
              </table:table-cell>
              <table:table-cell office:value-type="float" office:value="0.920506219165865">
                <text:p>0.9205062191658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22332077134591">
                <text:p>1.22332077134591</text:p>
              </table:table-cell>
              <table:table-cell office:value-type="float" office:value="0.886512188138099">
                <text:p>0.8865121881380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25331534362153">
                <text:p>1.25331534362153</text:p>
              </table:table-cell>
              <table:table-cell office:value-type="float" office:value="0.890147387987889">
                <text:p>0.8901473879878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9702172036599">
                <text:p>1.29702172036599</text:p>
              </table:table-cell>
              <table:table-cell office:value-type="float" office:value="0.891312336202301">
                <text:p>0.8913123362023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33044424375882">
                <text:p>1.33044424375882</text:p>
              </table:table-cell>
              <table:table-cell office:value-type="float" office:value="0.884687570452877">
                <text:p>0.8846875704528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36129580381374">
                <text:p>1.36129580381374</text:p>
              </table:table-cell>
              <table:table-cell office:value-type="float" office:value="0.879634783016875">
                <text:p>0.8796347830168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4032882049996">
                <text:p>1.4032882049996</text:p>
              </table:table-cell>
              <table:table-cell office:value-type="float" office:value="0.881381425587345">
                <text:p>0.8813814255873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43928169173033">
                <text:p>1.43928169173033</text:p>
              </table:table-cell>
              <table:table-cell office:value-type="float" office:value="0.870006415847161">
                <text:p>0.8700064158471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46927626400595">
                <text:p>1.46927626400595</text:p>
              </table:table-cell>
              <table:table-cell office:value-type="float" office:value="0.868194274180299">
                <text:p>0.8681942741802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49327192182644">
                <text:p>1.49327192182644</text:p>
              </table:table-cell>
              <table:table-cell office:value-type="float" office:value="0.863914999882648">
                <text:p>0.8639149998826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417827298050133">
                <text:p>0.00417827298050133</text:p>
              </table:table-cell>
              <table:table-cell office:value-type="float" office:value="0.998175182481752">
                <text:p>0.9981751824817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334261838440111">
                <text:p>0.0334261838440111</text:p>
              </table:table-cell>
              <table:table-cell office:value-type="float" office:value="0.996350364963504">
                <text:p>0.9963503649635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02228412256268">
                <text:p>0.802228412256268</text:p>
              </table:table-cell>
              <table:table-cell office:value-type="float" office:value="0.908759124087591">
                <text:p>0.9087591240875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60724233983287">
                <text:p>0.860724233983287</text:p>
              </table:table-cell>
              <table:table-cell office:value-type="float" office:value="0.905109489051095">
                <text:p>0.9051094890510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1810584958217">
                <text:p>1.01810584958217</text:p>
              </table:table-cell>
              <table:table-cell office:value-type="float" office:value="0.886861313868613">
                <text:p>0.8868613138686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3509749303621">
                <text:p>1.13509749303621</text:p>
              </table:table-cell>
              <table:table-cell office:value-type="float" office:value="0.883211678832117">
                <text:p>0.8832116788321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34818941504178">
                <text:p>1.34818941504178</text:p>
              </table:table-cell>
              <table:table-cell office:value-type="float" office:value="0.85948905109489">
                <text:p>0.859489051094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08cm" svg:y="4.201cm" style:legend-expansion="high" chart:style-name="ch2"/>
        <chart:plot-area chart:style-name="ch3" table:cell-range-address="Data.A2:Data.B89 Data.B1:Data.B1" chart:data-source-has-labels="row" svg:x="0.32cm" svg:y="0.18cm" svg:width="12.568cm" svg:height="8.64cm">
          <chartooo:coordinate-region svg:x="1.418cm" svg:y="0.379cm" svg:width="11.28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B2:Data.B89" chart:label-cell-address="Data.B1:Data.B1" chart:class="chart:scatter">
            <chart:domain table:cell-range-address="Data.A2:Data.A89"/>
            <chart:data-point chart:repeated="8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-CH3OH     </text:p>
                <draw:g>
                  <svg:desc>Data.B1:Data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A2:Data.A89</svg:desc>
                </draw:g>
              </table:table-cell>
              <table:table-cell office:value-type="float" office:value="0.01">
                <text:p>0.01</text:p>
                <draw:g>
                  <svg:desc>Data.B2:Data.B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361437">
                <text:p>0.000136143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469778">
                <text:p>0.000469778</text:p>
              </table:table-cell>
              <table:table-cell office:value-type="float" office:value="0.009999998">
                <text:p>0.0099999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003331">
                <text:p>0.001003331</text:p>
              </table:table-cell>
              <table:table-cell office:value-type="float" office:value="0.009999996">
                <text:p>0.0099999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25751">
                <text:p>0.00225751</text:p>
              </table:table-cell>
              <table:table-cell office:value-type="float" office:value="0.009999988">
                <text:p>0.0099999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511689">
                <text:p>0.003511689</text:p>
              </table:table-cell>
              <table:table-cell office:value-type="float" office:value="0.00999998">
                <text:p>0.009999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5436703">
                <text:p>0.005436703</text:p>
              </table:table-cell>
              <table:table-cell office:value-type="float" office:value="0.009999965">
                <text:p>0.0099999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881198">
                <text:p>0.00881198</text:p>
              </table:table-cell>
              <table:table-cell office:value-type="float" office:value="0.009999937">
                <text:p>0.0099999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602908">
                <text:p>0.01602908</text:p>
              </table:table-cell>
              <table:table-cell office:value-type="float" office:value="0.009999862">
                <text:p>0.0099998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585292">
                <text:p>0.02585292</text:p>
              </table:table-cell>
              <table:table-cell office:value-type="float" office:value="0.009999732">
                <text:p>0.0099997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955988">
                <text:p>0.03955988</text:p>
              </table:table-cell>
              <table:table-cell office:value-type="float" office:value="0.009999492">
                <text:p>0.0099994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221638">
                <text:p>0.06221638</text:p>
              </table:table-cell>
              <table:table-cell office:value-type="float" office:value="0.009998943">
                <text:p>0.0099989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035395">
                <text:p>0.1035395</text:p>
              </table:table-cell>
              <table:table-cell office:value-type="float" office:value="0.009997428">
                <text:p>0.0099974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666421">
                <text:p>0.1666421</text:p>
              </table:table-cell>
              <table:table-cell office:value-type="float" office:value="0.009993747">
                <text:p>0.0099937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42824">
                <text:p>0.2542824</text:p>
              </table:table-cell>
              <table:table-cell office:value-type="float" office:value="0.009985707">
                <text:p>0.0099857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419227">
                <text:p>0.3419227</text:p>
              </table:table-cell>
              <table:table-cell office:value-type="float" office:value="0.009974121">
                <text:p>0.009974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645574">
                <text:p>0.4645574</text:p>
              </table:table-cell>
              <table:table-cell office:value-type="float" office:value="0.009951951">
                <text:p>0.0099519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988569">
                <text:p>0.5988569</text:p>
              </table:table-cell>
              <table:table-cell office:value-type="float" office:value="0.00992008">
                <text:p>0.009920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331563">
                <text:p>0.7331563</text:p>
              </table:table-cell>
              <table:table-cell office:value-type="float" office:value="0.009881037">
                <text:p>0.0098810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674558">
                <text:p>0.8674558</text:p>
              </table:table-cell>
              <table:table-cell office:value-type="float" office:value="0.009835773">
                <text:p>0.0098357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01755">
                <text:p>1.001755</text:p>
              </table:table-cell>
              <table:table-cell office:value-type="float" office:value="0.009785249">
                <text:p>0.0097852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136055">
                <text:p>1.136055</text:p>
              </table:table-cell>
              <table:table-cell office:value-type="float" office:value="0.00973037">
                <text:p>0.009730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270354">
                <text:p>1.270354</text:p>
              </table:table-cell>
              <table:table-cell office:value-type="float" office:value="0.009671946">
                <text:p>0.0096719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404654">
                <text:p>1.404654</text:p>
              </table:table-cell>
              <table:table-cell office:value-type="float" office:value="0.009610691">
                <text:p>0.0096106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618595">
                <text:p>1.618595</text:p>
              </table:table-cell>
              <table:table-cell office:value-type="float" office:value="0.009508771">
                <text:p>0.0095087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832535">
                <text:p>1.832535</text:p>
              </table:table-cell>
              <table:table-cell office:value-type="float" office:value="0.009403296">
                <text:p>0.0094032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046476">
                <text:p>2.046476</text:p>
              </table:table-cell>
              <table:table-cell office:value-type="float" office:value="0.009295872">
                <text:p>0.00929587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260417">
                <text:p>2.260417</text:p>
              </table:table-cell>
              <table:table-cell office:value-type="float" office:value="0.009187711">
                <text:p>0.0091877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474358">
                <text:p>2.474358</text:p>
              </table:table-cell>
              <table:table-cell office:value-type="float" office:value="0.009079704">
                <text:p>0.0090797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626069">
                <text:p>2.626069</text:p>
              </table:table-cell>
              <table:table-cell office:value-type="float" office:value="0.009003562">
                <text:p>0.0090035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810654">
                <text:p>2.810654</text:p>
              </table:table-cell>
              <table:table-cell office:value-type="float" office:value="0.0089117">
                <text:p>0.00891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987947">
                <text:p>2.987947</text:p>
              </table:table-cell>
              <table:table-cell office:value-type="float" office:value="0.008824458">
                <text:p>0.0088244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65241">
                <text:p>3.165241</text:p>
              </table:table-cell>
              <table:table-cell office:value-type="float" office:value="0.008738326">
                <text:p>0.0087383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42535">
                <text:p>3.342535</text:p>
              </table:table-cell>
              <table:table-cell office:value-type="float" office:value="0.008653397">
                <text:p>0.0086533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655707">
                <text:p>3.655707</text:p>
              </table:table-cell>
              <table:table-cell office:value-type="float" office:value="0.008506478">
                <text:p>0.0085064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944339">
                <text:p>3.944339</text:p>
              </table:table-cell>
              <table:table-cell office:value-type="float" office:value="0.008374666">
                <text:p>0.0083746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232971">
                <text:p>4.232971</text:p>
              </table:table-cell>
              <table:table-cell office:value-type="float" office:value="0.008246305">
                <text:p>0.0082463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521603">
                <text:p>4.521603</text:p>
              </table:table-cell>
              <table:table-cell office:value-type="float" office:value="0.008121328">
                <text:p>0.0081213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810234">
                <text:p>4.810234</text:p>
              </table:table-cell>
              <table:table-cell office:value-type="float" office:value="0.007999636">
                <text:p>0.0079996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098866">
                <text:p>5.098866</text:p>
              </table:table-cell>
              <table:table-cell office:value-type="float" office:value="0.007881109">
                <text:p>0.0078811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387498">
                <text:p>5.387498</text:p>
              </table:table-cell>
              <table:table-cell office:value-type="float" office:value="0.007765622">
                <text:p>0.0077656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656041">
                <text:p>5.656041</text:p>
              </table:table-cell>
              <table:table-cell office:value-type="float" office:value="0.00766079">
                <text:p>0.007660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864316">
                <text:p>5.864316</text:p>
              </table:table-cell>
              <table:table-cell office:value-type="float" office:value="0.007581155">
                <text:p>0.0075811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107785">
                <text:p>6.107785</text:p>
              </table:table-cell>
              <table:table-cell office:value-type="float" office:value="0.007489849">
                <text:p>0.0074898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456838">
                <text:p>6.456838</text:p>
              </table:table-cell>
              <table:table-cell office:value-type="float" office:value="0.007362166">
                <text:p>0.0073621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805891">
                <text:p>6.805891</text:p>
              </table:table-cell>
              <table:table-cell office:value-type="float" office:value="0.007238103">
                <text:p>0.0072381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154944">
                <text:p>7.154944</text:p>
              </table:table-cell>
              <table:table-cell office:value-type="float" office:value="0.007117476">
                <text:p>0.0071174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503997">
                <text:p>7.503997</text:p>
              </table:table-cell>
              <table:table-cell office:value-type="float" office:value="0.007000115">
                <text:p>0.0070001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800779">
                <text:p>7.800779</text:p>
              </table:table-cell>
              <table:table-cell office:value-type="float" office:value="0.00690278">
                <text:p>0.006902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04529">
                <text:p>8.04529</text:p>
              </table:table-cell>
              <table:table-cell office:value-type="float" office:value="0.006824213">
                <text:p>0.0068242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.289801">
                <text:p>8.289801</text:p>
              </table:table-cell>
              <table:table-cell office:value-type="float" office:value="0.006747061">
                <text:p>0.0067470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455681">
                <text:p>8.455681</text:p>
              </table:table-cell>
              <table:table-cell office:value-type="float" office:value="0.006695504">
                <text:p>0.0066955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585621">
                <text:p>8.585621</text:p>
              </table:table-cell>
              <table:table-cell office:value-type="float" office:value="0.006655549">
                <text:p>0.0066555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669952">
                <text:p>8.669952</text:p>
              </table:table-cell>
              <table:table-cell office:value-type="float" office:value="0.006629817">
                <text:p>0.0066298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734256">
                <text:p>8.734256</text:p>
              </table:table-cell>
              <table:table-cell office:value-type="float" office:value="0.006610301">
                <text:p>0.00661030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.79856">
                <text:p>8.79856</text:p>
              </table:table-cell>
              <table:table-cell office:value-type="float" office:value="0.006590875">
                <text:p>0.0065908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.84541">
                <text:p>8.84541</text:p>
              </table:table-cell>
              <table:table-cell office:value-type="float" office:value="0.006576777">
                <text:p>0.0065767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.89226">
                <text:p>8.89226</text:p>
              </table:table-cell>
              <table:table-cell office:value-type="float" office:value="0.006562726">
                <text:p>0.0065627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.945615">
                <text:p>8.945615</text:p>
              </table:table-cell>
              <table:table-cell office:value-type="float" office:value="0.006546781">
                <text:p>0.0065467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.036088">
                <text:p>9.036088</text:p>
              </table:table-cell>
              <table:table-cell office:value-type="float" office:value="0.006519881">
                <text:p>0.0065198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.199391">
                <text:p>9.199391</text:p>
              </table:table-cell>
              <table:table-cell office:value-type="float" office:value="0.006471756">
                <text:p>0.0064717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.56958">
                <text:p>9.56958</text:p>
              </table:table-cell>
              <table:table-cell office:value-type="float" office:value="0.006364662">
                <text:p>0.0063646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.96958">
                <text:p>9.96958</text:p>
              </table:table-cell>
              <table:table-cell office:value-type="float" office:value="0.006251949">
                <text:p>0.0062519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.36958">
                <text:p>10.36958</text:p>
              </table:table-cell>
              <table:table-cell office:value-type="float" office:value="0.006142218">
                <text:p>0.0061422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.76958">
                <text:p>10.76958</text:p>
              </table:table-cell>
              <table:table-cell office:value-type="float" office:value="0.006035335">
                <text:p>0.0060353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.16958">
                <text:p>11.16958</text:p>
              </table:table-cell>
              <table:table-cell office:value-type="float" office:value="0.005931176">
                <text:p>0.0059311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.56958">
                <text:p>11.56958</text:p>
              </table:table-cell>
              <table:table-cell office:value-type="float" office:value="0.005829625">
                <text:p>0.0058296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.96958">
                <text:p>11.96958</text:p>
              </table:table-cell>
              <table:table-cell office:value-type="float" office:value="0.005730575">
                <text:p>0.0057305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.36958">
                <text:p>12.36958</text:p>
              </table:table-cell>
              <table:table-cell office:value-type="float" office:value="0.005633925">
                <text:p>0.0056339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.76958">
                <text:p>12.76958</text:p>
              </table:table-cell>
              <table:table-cell office:value-type="float" office:value="0.005539578">
                <text:p>0.0055395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.16958">
                <text:p>13.16958</text:p>
              </table:table-cell>
              <table:table-cell office:value-type="float" office:value="0.005447448">
                <text:p>0.0054474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.56958">
                <text:p>13.56958</text:p>
              </table:table-cell>
              <table:table-cell office:value-type="float" office:value="0.00535745">
                <text:p>0.0053574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.96958">
                <text:p>13.96958</text:p>
              </table:table-cell>
              <table:table-cell office:value-type="float" office:value="0.005269505">
                <text:p>0.0052695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.36958">
                <text:p>14.36958</text:p>
              </table:table-cell>
              <table:table-cell office:value-type="float" office:value="0.005183539">
                <text:p>0.00518353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.76958">
                <text:p>14.76958</text:p>
              </table:table-cell>
              <table:table-cell office:value-type="float" office:value="0.005099482">
                <text:p>0.00509948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16958">
                <text:p>15.16958</text:p>
              </table:table-cell>
              <table:table-cell office:value-type="float" office:value="0.005017268">
                <text:p>0.0050172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56958">
                <text:p>15.56958</text:p>
              </table:table-cell>
              <table:table-cell office:value-type="float" office:value="0.004936835">
                <text:p>0.0049368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.96958">
                <text:p>15.96958</text:p>
              </table:table-cell>
              <table:table-cell office:value-type="float" office:value="0.004858121">
                <text:p>0.0048581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.36958">
                <text:p>16.36958</text:p>
              </table:table-cell>
              <table:table-cell office:value-type="float" office:value="0.004781071">
                <text:p>0.0047810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.76958">
                <text:p>16.76958</text:p>
              </table:table-cell>
              <table:table-cell office:value-type="float" office:value="0.004705632">
                <text:p>0.0047056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.16958">
                <text:p>17.16958</text:p>
              </table:table-cell>
              <table:table-cell office:value-type="float" office:value="0.004631752">
                <text:p>0.0046317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.56958">
                <text:p>17.56958</text:p>
              </table:table-cell>
              <table:table-cell office:value-type="float" office:value="0.004559382">
                <text:p>0.0045593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.96958">
                <text:p>17.96958</text:p>
              </table:table-cell>
              <table:table-cell office:value-type="float" office:value="0.004488477">
                <text:p>0.0044884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.33552">
                <text:p>18.33552</text:p>
              </table:table-cell>
              <table:table-cell office:value-type="float" office:value="0.004424855">
                <text:p>0.0044248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.52681">
                <text:p>18.52681</text:p>
              </table:table-cell>
              <table:table-cell office:value-type="float" office:value="0.004392058">
                <text:p>0.0043920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.7181">
                <text:p>18.7181</text:p>
              </table:table-cell>
              <table:table-cell office:value-type="float" office:value="0.004359573">
                <text:p>0.0043595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.9094">
                <text:p>18.9094</text:p>
              </table:table-cell>
              <table:table-cell office:value-type="float" office:value="0.004327395">
                <text:p>0.00432739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">
                <text:p>19</text:p>
              </table:table-cell>
              <table:table-cell office:value-type="float" office:value="0.004312261">
                <text:p>0.0043122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